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8" style:family="paragraph" style:parent-style-name="Tesis-Normal">
      <style:paragraph-properties fo:margin-left="0cm" fo:margin-right="0cm" fo:text-indent="1.191cm" style:auto-text-indent="false"/>
    </style:style>
    <style:style style:name="P9" style:family="paragraph" style:parent-style-name="Standard">
      <style:paragraph-properties fo:break-before="page"/>
    </style:style>
    <style:style style:name="P10"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1" style:family="paragraph" style:parent-style-name="Tesis-Normal">
      <style:text-properties officeooo:paragraph-rsid="004d2852"/>
    </style:style>
    <style:style style:name="P12" style:family="paragraph" style:parent-style-name="Tesis-Normal">
      <style:text-properties officeooo:paragraph-rsid="004d8cc5"/>
    </style:style>
    <style:style style:name="P13" style:family="paragraph" style:parent-style-name="Tesis-Normal">
      <style:text-properties officeooo:paragraph-rsid="0057d0bb"/>
    </style:style>
    <style:style style:name="P14" style:family="paragraph" style:parent-style-name="Tesis-Normal">
      <style:text-properties fo:font-style="normal" style:text-underline-style="none" fo:font-weight="normal" officeooo:paragraph-rsid="005a186c" style:font-style-asian="normal" style:font-weight-asian="normal" style:font-style-complex="normal" style:font-weight-complex="normal"/>
    </style:style>
    <style:style style:name="P15" style:family="paragraph" style:parent-style-name="Tesis-Normal">
      <style:text-properties officeooo:paragraph-rsid="0059393a"/>
    </style:style>
    <style:style style:name="P16" style:family="paragraph" style:parent-style-name="Tesis-Normal">
      <style:text-properties officeooo:paragraph-rsid="005b0cbe"/>
    </style:style>
    <style:style style:name="P17" style:family="paragraph" style:parent-style-name="Tesis-Normal">
      <style:text-properties officeooo:rsid="004f2dc0" officeooo:paragraph-rsid="004f2dc0"/>
    </style:style>
    <style:style style:name="P18" style:family="paragraph" style:parent-style-name="Tesis-Normal">
      <style:text-properties officeooo:rsid="0059393a" officeooo:paragraph-rsid="0059393a"/>
    </style:style>
    <style:style style:name="P19" style:family="paragraph" style:parent-style-name="Tesis-Normal">
      <style:text-properties officeooo:paragraph-rsid="005ff71d"/>
    </style:style>
    <style:style style:name="P20" style:family="paragraph" style:parent-style-name="Tesis-Normal">
      <style:text-properties officeooo:paragraph-rsid="00611373"/>
    </style:style>
    <style:style style:name="P21" style:family="paragraph" style:parent-style-name="Tesis-Normal">
      <style:text-properties officeooo:paragraph-rsid="00634184"/>
    </style:style>
    <style:style style:name="P22" style:family="paragraph" style:parent-style-name="Tesis-Normal">
      <style:text-properties officeooo:rsid="00641e23" officeooo:paragraph-rsid="00641e23"/>
    </style:style>
    <style:style style:name="P23" style:family="paragraph" style:parent-style-name="Tesis-Normal">
      <style:text-properties officeooo:rsid="00668401" officeooo:paragraph-rsid="00668401"/>
    </style:style>
    <style:style style:name="P24" style:family="paragraph" style:parent-style-name="Tesis-Normal">
      <style:text-properties officeooo:rsid="00670315" officeooo:paragraph-rsid="00670315"/>
    </style:style>
    <style:style style:name="P25" style:family="paragraph" style:parent-style-name="Tesis-Normal">
      <style:text-properties officeooo:rsid="00611373" officeooo:paragraph-rsid="00611373"/>
    </style:style>
    <style:style style:name="P26" style:family="paragraph" style:parent-style-name="Tesis-Normal">
      <style:text-properties fo:font-weight="bold" officeooo:rsid="00634184" officeooo:paragraph-rsid="00634184" style:font-weight-asian="bold" style:font-weight-complex="bold"/>
    </style:style>
    <style:style style:name="P27" style:family="paragraph" style:parent-style-name="Tesis-Normal">
      <style:text-properties officeooo:rsid="00634184" officeooo:paragraph-rsid="00634184"/>
    </style:style>
    <style:style style:name="P28" style:family="paragraph" style:parent-style-name="Bibliography_20_1">
      <style:text-properties fo:font-style="normal" style:font-style-asian="normal"/>
    </style:style>
    <style:style style:name="P29" style:family="paragraph" style:parent-style-name="Standard" style:master-page-name="Standard">
      <style:paragraph-properties fo:text-align="center" style:justify-single-word="false" style:page-number="auto"/>
    </style:style>
    <style:style style:name="P30" style:family="paragraph" style:parent-style-name="Tesis-SeccionNumerada">
      <style:paragraph-properties fo:break-before="page"/>
    </style:style>
    <style:style style:name="P31" style:family="paragraph" style:parent-style-name="Tesis-Normal" style:master-page-name="Standard">
      <style:paragraph-properties style:page-number="1"/>
    </style:style>
    <style:style style:name="P32" style:family="paragraph" style:parent-style-name="Tesis-Normal">
      <style:paragraph-properties fo:margin-left="0cm" fo:margin-right="0cm" fo:text-indent="1.191cm" style:auto-text-indent="false"/>
      <style:text-properties fo:font-variant="normal" fo:text-transform="none" style:text-position="0% 100%" fo:font-style="normal" style:text-underline-style="none" fo:font-weight="normal"/>
    </style:style>
    <style:style style:name="P33" style:family="paragraph" style:parent-style-name="Tesis-SubSeccionNumerada">
      <style:text-properties officeooo:rsid="0059393a"/>
    </style:style>
    <style:style style:name="P34" style:family="paragraph" style:parent-style-name="Contents_20_Heading" style:master-page-name="Index">
      <style:paragraph-properties style:page-number="auto"/>
    </style:style>
    <style:style style:name="P35" style:family="paragraph" style:parent-style-name="Contents_20_1">
      <style:paragraph-properties>
        <style:tab-stops>
          <style:tab-stop style:position="14.501cm" style:type="right" style:leader-style="dotted" style:leader-text="."/>
        </style:tab-stops>
      </style:paragraph-properties>
    </style:style>
    <style:style style:name="P36" style:family="paragraph" style:parent-style-name="Contents_20_2">
      <style:paragraph-properties>
        <style:tab-stops>
          <style:tab-stop style:position="14.501cm" style:type="right" style:leader-style="dotted" style:leader-text="."/>
        </style:tab-stops>
      </style:paragraph-properties>
    </style:style>
    <style:style style:name="P37" style:family="paragraph" style:parent-style-name="Tesis-SubSubSeccionNumerada">
      <style:text-properties officeooo:rsid="0051fd16"/>
    </style:style>
    <style:style style:name="P38" style:family="paragraph" style:parent-style-name="Tesis-SubSubSeccionNumerada">
      <style:text-properties officeooo:rsid="00535f7a"/>
    </style:style>
    <style:style style:name="P39" style:family="paragraph" style:parent-style-name="Tesis-SubSubSeccionNumerada">
      <style:text-properties officeooo:rsid="0055140e"/>
    </style:style>
    <style:style style:name="P40" style:family="paragraph" style:parent-style-name="Contents_20_3">
      <style:paragraph-properties>
        <style:tab-stops>
          <style:tab-stop style:position="14.501cm" style:type="right" style:leader-style="dotted" style:leader-text="."/>
        </style:tab-stops>
      </style:paragraph-properties>
    </style:style>
    <style:style style:name="T1" style:family="text">
      <style:text-properties fo:font-style="normal" style:font-style-asian="normal"/>
    </style:style>
    <style:style style:name="T2" style:family="text">
      <style:text-properties style:text-position="super 58%"/>
    </style:style>
    <style:style style:name="T3" style:family="text">
      <style:text-properties fo:font-style="italic" style:font-style-asian="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officeooo:rsid="0057d0bb"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officeooo:rsid="00634184" style:font-style-asian="italic" style:font-weight-asian="bold" style:font-style-complex="italic" style:font-weight-complex="bold"/>
    </style:style>
    <style:style style:name="T7" style:family="text">
      <style:text-properties officeooo:rsid="0014545f"/>
    </style:style>
    <style:style style:name="T8" style:family="text">
      <style:text-properties officeooo:rsid="001d1f98"/>
    </style:style>
    <style:style style:name="T9" style:family="text">
      <style:text-properties officeooo:rsid="003a37fc"/>
    </style:style>
    <style:style style:name="T10" style:family="text">
      <style:text-properties officeooo:rsid="0040e522"/>
    </style:style>
    <style:style style:name="T11" style:family="text">
      <style:text-properties officeooo:rsid="004d2852"/>
    </style:style>
    <style:style style:name="T12" style:family="text">
      <style:text-properties officeooo:rsid="004d8cc5"/>
    </style:style>
    <style:style style:name="T13" style:family="text">
      <style:text-properties officeooo:rsid="004f2dc0"/>
    </style:style>
    <style:style style:name="T14" style:family="text">
      <style:text-properties officeooo:rsid="0057d0bb"/>
    </style:style>
    <style:style style:name="T15" style:family="text">
      <style:text-properties fo:font-weight="bold" officeooo:rsid="005a186c" style:font-weight-asian="bold" style:font-weight-complex="bold"/>
    </style:style>
    <style:style style:name="T16" style:family="text">
      <style:text-properties officeooo:rsid="0059393a"/>
    </style:style>
    <style:style style:name="T17" style:family="text">
      <style:text-properties officeooo:rsid="005a186c"/>
    </style:style>
    <style:style style:name="T18" style:family="text">
      <style:text-properties officeooo:rsid="005b0cbe"/>
    </style:style>
    <style:style style:name="T19" style:family="text">
      <style:text-properties officeooo:rsid="005cd6df"/>
    </style:style>
    <style:style style:name="T20" style:family="text">
      <style:text-properties officeooo:rsid="005ff71d"/>
    </style:style>
    <style:style style:name="T21" style:family="text">
      <style:text-properties officeooo:rsid="00611373"/>
    </style:style>
    <style:style style:name="T22" style:family="text">
      <style:text-properties officeooo:rsid="00634184"/>
    </style:style>
    <style:style style:name="T23" style:family="text">
      <style:text-properties officeooo:rsid="00648052"/>
    </style:style>
    <style:style style:name="T24" style:family="text">
      <style:text-properties officeooo:rsid="0065342c"/>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84126904" text:id="ct84126904">
          <text:deletion>
            <office:change-info>
              <dc:creator>Eduardo Zamudio</dc:creator>
              <dc:date>2013-03-20T23:16:00</dc:date>
            </office:change-info>
            <text:p text:style-name="Tesis-Normal"><text:s/></text:p>
          </text:deletion>
        </text:changed-region>
        <text:changed-region xml:id="ct83389976" text:id="ct83389976">
          <text:deletion>
            <office:change-info>
              <dc:creator>Eduardo Zamudio</dc:creator>
              <dc:date>2013-03-20T23:17:00</dc:date>
            </office:change-info>
            <text:p text:style-name="Tesis-Normal"><text:s/></text:p>
          </text:deletion>
        </text:changed-region>
        <text:changed-region xml:id="ct83389872" text:id="ct83389872">
          <text:deletion>
            <office:change-info>
              <dc:creator>Eduardo Zamudio</dc:creator>
              <dc:date>2013-03-20T23:19:00</dc:date>
            </office:change-info>
            <text:p text:style-name="Tesis-Normal"><text:s/></text:p>
          </text:deletion>
        </text:changed-region>
        <text:changed-region xml:id="ct83389768" text:id="ct83389768">
          <text:deletion>
            <office:change-info>
              <dc:creator>Eduardo Zamudio</dc:creator>
              <dc:date>2013-03-20T23:20:00</dc:date>
            </office:change-info>
            <text:p text:style-name="Tesis-Normal"><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6">Universidad Nacional de Misiones</text:p>
      <text:p text:style-name="P6"/>
      <text:p text:style-name="P6">Facultad de Ciencias Exactas Químicas y Naturales</text:p>
      <text:p text:style-name="P5"/>
      <text:p text:style-name="P5"/>
      <text:p text:style-name="P3">Tesis de grado de Licenciatura en Sistemas de Información</text:p>
      <text:p text:style-name="P5"/>
      <text:p text:style-name="P4"/>
      <text:p text:style-name="P4"/>
      <text:p text:style-name="P7">Modelo de capacitación para <text:span text:style-name="T7">u</text:span>suarios <text:span text:style-name="T7">finales en</text:span> Business Intelligence, en el contexto de la provincia de Misiones.</text:p>
      <text:p text:style-name="Tesis-Subtitulo"/>
      <text:p text:style-name="Tesis-Subtitulo"/>
      <text:p text:style-name="P10">Autor: Fernando Rafael Guerrero</text:p>
      <text:p text:style-name="P10">Tutor: Mgter. Lic. Horacio Daniel Kuna</text:p>
      <text:p text:style-name="P10">Co-Tutor: Lic. Eduardo Zamudio</text:p>
      <text:p text:style-name="Standard"/>
      <text:p text:style-name="P9"/>
      <text:p text:style-name="P9">Agradecimiento</text:p>
      <text:p text:style-name="P9">Resumen:</text:p>
      <text:p text:style-name="Standard"/>
      <text:p text:style-name="Standard">Palabras Claves: Business Intelligence, Data Warehouse, OLAP, Tablero de control, Modelos de capacitación, E- Learning.</text:p>
      <text:p text:style-name="Standard"/>
      <text:p text:style-name="Standard">Abstract:</text:p>
      <text:p text:style-name="Standard"/>
      <text:p text:style-name="Standard">Keywords: Business Intelligence, Data Warehouse, OLAP, Dashboard, training models, E-Learning.</text:p>
      <text:p text:style-name="P9">Reconocimiento</text:p>
      <text:p text:style-name="P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text:p>
          </text:index-title>
          <text:p text:style-name="P35">Capitulo 1 - Introducción<text:tab/>1</text:p>
          <text:p text:style-name="P35">Capitulo 2 - Objetivos<text:tab/>2</text:p>
          <text:p text:style-name="P36">Objetivo general<text:tab/>2</text:p>
          <text:p text:style-name="P36">Objetivos específicos<text:tab/>2</text:p>
          <text:p text:style-name="P35">Capitulo 3 - Estado del Arte<text:tab/>3</text:p>
          <text:p text:style-name="P36">3.1 Business Intelligence (BI)<text:tab/>3</text:p>
          <text:p text:style-name="P40">3.1.1 Implementación de la BI<text:tab/>3</text:p>
          <text:p text:style-name="P40">3.1.2 Minería de datos (Data Mining)<text:tab/>3</text:p>
          <text:p text:style-name="P40">3.1.3 Data Warehouse<text:tab/>3</text:p>
          <text:p text:style-name="P40">3.1.4 OLAP<text:tab/>3</text:p>
          <text:p text:style-name="P40">3.1.5 Tablero de Control (TdeC)<text:tab/>3</text:p>
          <text:p text:style-name="P36">3.2 Modelos de capacitación<text:tab/>3</text:p>
          <text:p text:style-name="P40">3.2.1 Educación Virtual<text:tab/>4</text:p>
          <text:p text:style-name="P40">3.2.2 Educación a Distancia<text:tab/>4</text:p>
          <text:p text:style-name="P40">3.2.3 E- Learning<text:tab/>5</text:p>
          <text:p text:style-name="P36">3.3 Formación Pedagógica<text:tab/>6</text:p>
          <text:p text:style-name="P35">Capitulo 5 - Solución Propuesta<text:tab/>10</text:p>
          <text:p text:style-name="P35">Capitulo 6 - Prueba Experimental<text:tab/>11</text:p>
          <text:p text:style-name="P35">Capitulo 7 - Conclusiones<text:tab/>12</text:p>
          <text:p text:style-name="P35">Bibliografía<text:tab/>13</text:p>
        </text:index-body>
      </text:table-of-content>
      <text:p text:style-name="P31"/>
      <text:list xml:id="list6018659827202089317" text:style-name="Numbering_20_1">
        <text:list-header>
          <text:h text:style-name="Tesis-SeccionNumerada" text:outline-level="1">Capitulo 1 - Introducción</text:h>
        </text:list-header>
      </text:list>
      <text:p text:style-name="Tesis-Normal">Business Intelligence <text:span text:style-name="T7">e</text:span>s un concepto que trata de englobar todos los sistemas de información de una organización para obtener de ellos no solo información o conocimiento, si no una verdadera inteligencia que le confiera a la organización una ventaja competitiva por sobre sus competidores. La información es el activo más importante en los negocios actuales. </text:p>
      <text:p text:style-name="Tesis-Normal">Esto debido a que el éxito de un negocio depende de qu<text:span text:style-name="T7">é</text:span> tan bien conozca a sus clientes, <text:s/>qu<text:span text:style-name="T7">é</text:span> tan bien entienda sus procesos internos y qu<text:span text:style-name="T7">é</text:span> tan efectivo sea para realizar todas sus <text:change text:change-id="ct84126904"/>actividades. </text:p>
      <text:p text:style-name="Tesis-Normal">Actualmente la información adecuada es el único medio por el cual una organización puede conocer tales cuestiones. Las compañías de la actualidad son juzgadas no únicamente por la calidad de sus productos o servicios, sino también por el grado en que información con sus clientes, empleados y socios. Mientras más ampliamente disponible <text:change text:change-id="ct83389976"/>tenga la información una empresa, ésta se vuelve más valiosa. </text:p>
      <text:p text:style-name="Tesis-Normal">Cuando un departamento de marketing, <text:span text:style-name="T10">comercializacion, producción, ventas, etc.</text:span> tiene información precisa de la base instalada de productos y servicios, está mejor capacitado para desarrollar promociones mejor enfocadas. Cuando los clientes pueden fácilmente verificar que un producto está en el inventario, es mucho más probable que estos realicen la compra. Cuando se tiene acceso <text:change text:change-id="ct83389872"/>instantáneo a datos de tendencias, se puede dar un giro en una dirección que desemboque<text:change text:change-id="ct83389768"/> en unas ganancias elevadas para la empresa. Esto es solo por citar algunos ejemplos de la importancia de la información actualizada., organizada, enfocada y disponible en todo momento.</text:p>
      <text:list xml:id="list43469956" text:continue-numbering="true" text:style-name="Numbering_20_1">
        <text:list-header>
          <text:h text:style-name="P30" text:outline-level="1">Capitulo 2 - Objetivos</text:h>
          <text:list>
            <text:list-header>
              <text:h text:style-name="Tesis-SubSeccionNumerada" text:outline-level="2">Objetivo <text:span text:style-name="T7">g</text:span>eneral</text:h>
            </text:list-header>
          </text:list>
        </text:list-header>
      </text:list>
      <text:p text:style-name="Tesis-Normal">Se diseñará un modelo de capacitación y se desarrollará una propuesta de material didáctico para los usuarios en BI.</text:p>
      <text:list xml:id="list43463535" text:continue-numbering="true" text:style-name="Numbering_20_1">
        <text:list-item>
          <text:list>
            <text:list-header>
              <text:h text:style-name="Tesis-SubSeccionNumerada" text:outline-level="2">Objetivos <text:span text:style-name="T8">e</text:span>specíficos</text:h>
            </text:list-header>
          </text:list>
        </text:list-item>
      </text:list>
      <text:p text:style-name="Tesis-Normal">•<text:tab/>Realizar un revelamiento de posibles usuarios finales para conocer su nivel de conocimiento con respecto al área de BI, y su disponibilidad para recibir capacitación.</text:p>
      <text:p text:style-name="Tesis-Normal">•<text:tab/>Diseñar un prototipo que se utilice como herramienta didáctica para determinar las alternativas de aplicación de la capacitación a los usuarios.</text:p>
      <text:p text:style-name="Tesis-Normal">•<text:tab/>Aplicar métodos orientados al auto aprendizaje que sirva de guía de la actividad que realizan los usuarios.</text:p>
      <text:p text:style-name="Tesis-Normal">•<text:tab/>Diseñar material didáctico para distintas instancias del proceso de enseñanza y aprendizaje de cursos, teniendo en cuenta modalidades presenciales y semipresenciales.</text:p>
      <text:list xml:id="list43452180" text:continue-numbering="true" text:style-name="Numbering_20_1">
        <text:list-header>
          <text:h text:style-name="P30" text:outline-level="1">Capitulo 3 - Estado del Arte</text:h>
          <text:list text:continue-numbering="true">
            <text:list-header>
              <text:h text:style-name="Tesis-SubSeccionNumerada" text:outline-level="2">3.1 Business Intelligence (BI)</text:h>
            </text:list-header>
          </text:list>
        </text:list-header>
      </text:list>
      <text:p text:style-name="P8"/>
      <text:list xml:id="list43471466" text:continue-numbering="true" text:style-name="Numbering_20_1">
        <text:list-header>
          <text:h text:style-name="Tesis-SubSubSeccionNumerada" text:outline-level="3">3.1.1 Implementación de la BI</text:h>
        </text:list-header>
      </text:list>
      <text:p text:style-name="P32"/>
      <text:list xml:id="list43466763" text:continue-numbering="true" text:style-name="Numbering_20_1">
        <text:list-header>
          <text:h text:style-name="Tesis-SubSubSeccionNumerada" text:outline-level="3">3.1.2 Minería de datos (Data Mining)</text:h>
        </text:list-header>
      </text:list>
      <text:p text:style-name="Tesis-Normal"/>
      <text:list xml:id="list43475198" text:continue-numbering="true" text:style-name="Numbering_20_1">
        <text:list-header>
          <text:h text:style-name="Tesis-SubSubSeccionNumerada" text:outline-level="3">3.1.3 Data Warehouse</text:h>
        </text:list-header>
      </text:list>
      <text:p text:style-name="Tesis-Normal"/>
      <text:list xml:id="list43447958" text:continue-numbering="true" text:style-name="Numbering_20_1">
        <text:list-header>
          <text:h text:style-name="Tesis-SubSubSeccionNumerada" text:outline-level="3">3.1.4 OLAP</text:h>
        </text:list-header>
      </text:list>
      <text:p text:style-name="Tesis-Normal"/>
      <text:list xml:id="list43444903" text:continue-numbering="true" text:style-name="Numbering_20_1">
        <text:list-header>
          <text:h text:style-name="Tesis-SubSubSeccionNumerada" text:outline-level="3">3.1.5 Tablero de Control (TdeC)</text:h>
        </text:list-header>
      </text:list>
      <text:p text:style-name="Tesis-Normal"/>
      <text:list xml:id="list43472216" text:continue-numbering="true" text:style-name="Numbering_20_1">
        <text:list-header>
          <text:h text:style-name="Tesis-SubSeccionNumerada" text:outline-level="2">3.2 M<text:span text:style-name="T9">odelos</text:span> <text:span text:style-name="T9">de</text:span> <text:span text:style-name="T9">capacitación</text:span></text:h>
        </text:list-header>
      </text:list>
      <text:p text:style-name="P11"><text:span text:style-name="T11">Un modelo de capacitación </text:span><text:span text:style-name="T12">está vinculado con el proceso de aprendizaje y formación personal. Como eje fundamental de la capacitación es aumentar la capacidad de las personas, integrando técnicas didácticas y pedagógicas para el </text:span><text:soft-page-break/><text:span text:style-name="T12">desarrollo del mismo.</text:span></text:p>
      <text:p text:style-name="P12"><text:span text:style-name="T12">Est</text:span><text:span text:style-name="T13">e </text:span><text:span text:style-name="T12">proceso </text:span><text:span text:style-name="T13">se convierte en materia de enseñanza y aprendizaje, siguiendo lineas pedagógicas para lograr interacción entre la educación y el trabajo.</text:span></text:p>
      <text:p text:style-name="P17">Los planes de formación de personas son fundamentales para el crecimiento, no solo personal sino también aplicarlos a los procesos de información para el crecimiento de la organización, con la idea de obtener otros resultados con el cual buscamos insertar en este criterio de capacitación.</text:p>
      <text:list xml:id="list43470935" text:continue-numbering="true" text:style-name="Numbering_20_1">
        <text:list-header>
          <text:h text:style-name="P37" text:outline-level="3">3.2.1 Educación Virtual</text:h>
        </text:list-header>
      </text:list>
      <text:p text:style-name="P22">La educación virtual facilita el manejo de la información y de los contenidos del tema que se quiere tratar y está mediada por la tecnologías de la información y la comunicación. La educación virtual es una oportunidad de aprendizaje que se acomoda al tiempo y necesidad del alumno.</text:p>
      <text:p text:style-name="P23">La educación virtual aprende de forma más activa, recibe la instrucción del profesor, realiza búsqueda de información en la web.</text:p>
      <text:p text:style-name="P24">Tiempo: El factor tiempo ya no será una limitación; la enseñanza dependerá del tiempo que le dedique el alumno.</text:p>
      <text:p text:style-name="P24">Espacio: El factor distancia ya no será una limitación; el alumno puede participar en la enseñanza sin necesidad de estar presente en el espacio físico.</text:p>
      <text:p text:style-name="P24">Evaluación: No existe un modelo pedagógico de la formas de diseñar y llevar a la práctica un proceso de enseñanza y de aprendizaje. </text:p>
      <text:list xml:id="list43466524" text:continue-numbering="true" text:style-name="Numbering_20_1">
        <text:list-header>
          <text:h text:style-name="P38" text:outline-level="3">3.2.2 Educación a Distancia</text:h>
        </text:list-header>
      </text:list>
      <text:p text:style-name="P19"><text:span text:style-name="T20">La utilización de </text:span><text:span text:style-name="T19">tecnologías de información, </text:span><text:span text:style-name="T20">para </text:span><text:span text:style-name="T19">la </text:span><text:span text:style-name="T20">formación</text:span><text:span text:style-name="T19"> a través de </text:span><text:soft-page-break/><text:span text:style-name="T20">Internet</text:span><text:span text:style-name="T19"> como instrumento de enseñanza, </text:span><text:span text:style-name="T20">aprendizaje y capacitación. La educación a distancia representa un modelo de educación donde separa al alumno y al maestro del </text:span><text:span text:style-name="T20">contacto directo para llevar a cabo su aprendizaje.</text:span></text:p>
      <text:p text:style-name="P20"><text:span text:style-name="T21">Este modelo espera que el alumno realice sus actividades de forma independiente y responsable. El curso debe contar con herramientas y materiales que contengan conceptos </text:span><text:span text:style-name="T23">pedagógicos</text:span><text:span text:style-name="T21"> de enseñanza.</text:span></text:p>
      <text:p text:style-name="P25">Es una solución para aquellas personas que no pueden desplazarse de un lugar a otro con el fin de capacitarse o aumentar su aprendizaje.</text:p>
      <text:p text:style-name="P26">¿Cómo se realiza la Educación a Distancia?</text:p>
      <text:p text:style-name="P27">Se utilizan varios <text:s/>medios electrónicos para enviar o recibir los materiales de apoyo para la Educación a Distancia. Se determina los medios más convenientes, y que mejor se adapten a sus posibilidades. Los medios se pueden ser:</text:p>
      <text:p text:style-name="P21"><text:span text:style-name="T6">Voz:</text:span><text:span text:style-name="T22"> Las herramientas educativas relacionadas con la voz se pueden ser <text:s/>interactivas, como el teléfono, audioconferencia, y <text:s/>las pasivas correo electrónico con voz y radio de onda corta. Las herramientas interactiva permiten la comunicación simultánea de enviar y recibir, en tanto que en las pasivas el alumno solamente recibe el mensaje y no puede contestarlo en ese momento.</text:span></text:p>
      <text:p text:style-name="P21"><text:span text:style-name="T6">Video:</text:span><text:span text:style-name="T22"> </text:span><text:span text:style-name="T24">Son herramientas como</text:span><text:span text:style-name="T22"> las presentaciones (sliders shows, power point, presentaciones animadas, etc.), las imágenes con movimiento filmadas (películas, videos, películas digitalizadas, etc.) y las imágenes con movimiento transmitidas en tiempo real. Actualmente, las teleconferencias o videoconferencias son muy utilizadas para el desarrollo de la capacitación.</text:span></text:p>
      <text:list xml:id="list43475131" text:continue-numbering="true" text:style-name="Numbering_20_1">
        <text:list-header>
          <text:h text:style-name="P39" text:outline-level="3">3.2.3 E- Learning</text:h>
        </text:list-header>
      </text:list>
      <text:p text:style-name="P14"><text:span text:style-name="T17">El E-learning se refiere a la capacitación o enseñanza online, a través de </text:span><text:soft-page-break/><text:span text:style-name="T17">Internet . El termino tiene como significados Aprendizaje electrónico, en inglés Electronic Learning, lo cual lo han simplificado al termino </text:span><text:span text:style-name="T15">E-learning.</text:span></text:p>
      <text:p text:style-name="P16"><text:span text:style-name="T5">Mejorar la calidad del aprendizaje:</text:span><text:span text:style-name="T14"> La innovación en los materiales didácticos sirve para mejorar la enseñanza presencial tradicional, que ha sido durante siglos el modelo de enseñanza seguido por la humanidad. </text:span></text:p>
      <text:p text:style-name="P16"><text:span text:style-name="T18">P</text:span><text:span text:style-name="T14">or medio de itinerarios de aprendizaje personalizados se evita que un estudiante pueda quedar retrasado, se motiva al alumno para que participe en foros de discusión, se le dan los instrumentos que propician su autoaprendizaje. El profesor también puede realizar un mejor seguimiento de sus estudiantes, y en el caso de los alumnos con necesidades especiales, se les pueden proporcionar recursos específicos. </text:span><text:span text:style-name="T14">Las posibilidades que abre esta nueva vía de enseñanza son extraordinarias. </text:span></text:p>
      <text:p text:style-name="P13"><text:span text:style-name="T5">Facilitar el acceso a la educación y a la formación:</text:span><text:span text:style-name="T14"> Las Enseñanzas a Distancia son relativamente modernas y surgen con la finalidad de facilitar el acceso a la educación y la formación a todas las personas, cualquiera que sea su situación geográfica, su ocupación y su horario, debido a que propone alternativas educativas que se adaptan a las necesidades del participante. El E-learning se considera como una solución ideal de capacitación flexible que permite obtener conocimientos e información actualizada.</text:span></text:p>
      <text:list xml:id="list43469455" text:continue-numbering="true" text:style-name="Numbering_20_1">
        <text:list-header>
          <text:h text:style-name="P33" text:outline-level="2">3.3 Formación Pedagógica</text:h>
        </text:list-header>
      </text:list>
      <text:p text:style-name="P18"><text:s/>Exposiones Orales: El análisis racional y la revisión crítica de argumentos son la base de nuestra cultura. Pero los argumentos no salen de la nada. Muchas veces los encontramos en los textos clásicos y en los menos clásicos, pero no toda discusión es por escrito. La vida está llena de debates que se adelantan oralmente en pequeños (y a veces grandes) grupos de personas. Para estos debates, la exposición tiene la función de proveer el argumento inicial.</text:p>
      <text:p text:style-name="P18">Por eso, la exposición oral es algo más que un formato de comunicación para <text:soft-page-break/>uso académico: es una herramienta crucial para el éxito en la vida. No sólo en la Universidad, sino también en ambientes laborales, corporativos o de otra índole, la exposición hace parte de procesos colectivos de construcción de opinión y de toma de decisiones.</text:p>
      <text:p text:style-name="P18">Dado que el debate es un evento colectivo, el éxito de una exposición no depende sólo del <text:s/>expositor: también el auditorio tiene que conocer el tema y prepararse para el debate. Inversamente, un buen expositor no es sólo aquel que sabe expresar oralmente sus ideas, sino también aquel que escucha con atención y respeto a sus interlocutores. Tampoco basta entonces ser elocuente: es preciso tener en cuenta las diferentes posiciones y saber atender a las observaciones y las críticas.</text:p>
      <text:p text:style-name="P18"><text:span text:style-name="T4">La forma de la exposición:</text:span> No todas las exposiciones son iguales; las hay más simples y más complejas. Una exposición simple se asemeja a una reseña reconstructiva. Este tipo de exposiciones es adecuado si Ud. desea plantear una pregunta sin insinuar posibles respuestas. Una exposición más compleja se asemeja a un ensayo de opinión. Este tipo de exposiciones es adecuado si Ud. Tiene que desarrollar un tema dado. Finalmente, la exposición más compleja es la que combina las funciones de la reseña y del ensayo de opinión: No sólo construye una pregunta a partir de fuentes sino que además desarrolla posibles respuestas a esta pregunta. En ese sentido, esta exposición se asemeja al trabajo de seminario o al artículo especializado.</text:p>
      <text:p text:style-name="P18">Sin embargo, la exposición es oral, y hablar en público es un desafío comunicativo muy diferente de la escritura. Para su público, leer un texto (suyo o ajeno) es diferente a escuchar una exposición. Cuando un texto es denso, el lector siempre puede abordarlo por partes, releerlo, comentarlo con los amigos, etc. Pero una exposición densa rápidamente aburre al auditorio y se pierde irrevocablemente. En consecuencia, no lea su exposición: eso no es exponer sino leer en voz alta. Igualmente, absténgase de basar su exposición en textos aprendidos de memoria: eso no es exponer sino recitar. Adicionalmente, es muy conveniente que tenga en cuenta <text:soft-page-break/>las siguientes recomendaciones de carácter formal.</text:p>
      <text:p text:style-name="P15"><text:span text:style-name="T16">TIEMPO: Una buena exposición deja tiempo suficiente para el debate de </text:span><text:span text:style-name="T16">seminario que la sigue. Por eso no tiene por qué durar más de 20 minutos (si es más larga, revísela). Distribuya de modo adecuado las partes del discurso introducción, </text:span><text:span text:style-name="T16">desarrollo del tema, conclusiones en ese lapso.</text:span></text:p>
      <text:p text:style-name="P18">TONO DE VOZ: Las personas tienen una capacidad limitada de atención: se distraen si se les habla siempre al mismo ritmo y con el mismo tono de voz. Aprenda entonces a modular su voz: practique las pausas y los cambios de ritmo y de volumen. Es importante también que cuide su voz. Las tonalidades agudas y el volumen alto exigen la garganta más de lo normal y pueden motivar afonías, ronqueras y falsetes fastidiosos. Evite carraspear para aclarar la garganta o tomar agua fría para refrescarse: eso tiene, a la larga, efectos nocivos.</text:p>
      <text:p text:style-name="P18">EXPRESIÓN CORPORAL: Un buen expositor es un “actor en escena”: Permita que su cuerpo le colabore a su voz. Apóyese en la capacidad de comunicación no verbal que hay en su expresión facial y corporal. Para ello es preciso dominar los elementos mímicos –movimiento de manos y cuerpo, ademanes, gestualidad, etc. de la exposición y aprender a evitar las muecas y los tics nerviosos. Recuerde: en una presentación oral, lo que se hace es tan importante como lo que se dice.</text:p>
      <text:p text:style-name="P18">COHERENCIA EXPOSITIVA: Prepare concienzudamente el tema y desarrolle de manera ordenada y convincente los argumentos.</text:p>
      <text:p text:style-name="P18">Arme un plan de trabajo que le permita: </text:p>
      <text:p text:style-name="P18">1) Enunciar a manera de preámbulo los objetivos de la exposición y del debate subsiguiente;</text:p>
      <text:p text:style-name="P18">2) Plantear el problema;</text:p>
      <text:p text:style-name="P18"><text:soft-page-break/>3) Desarrollar los puntos clave de la argumentación;</text:p>
      <text:p text:style-name="P18">4) Explicar su propia posición con respecto al problema planteado;</text:p>
      <text:p text:style-name="P15"><text:span text:style-name="T16">5) Hacer una recapitulación que sirva como apertura para el debate. Evite las </text:span><text:span text:style-name="T16">muletillas, los rellenos y las repeticiones innecesarias: este tipo de fallos no sólo entorpecen la exposición sino que enturbian la claridad de la argumentación.</text:span></text:p>
      <text:p text:style-name="P18">USO DE AYUDAS AUDIOVISUALES: Como su nombre lo indica, las ayudas son un medio, no un fin en sí mismo. Unas ayudas vistosas no disimulan la falta de argumentos. Por eso conviene que identifique primero los puntos clave de su mensaje y los refuerce luego mediante el uso de tablas, ejemplos, anécdotas, citas, comparaciones, etc.</text:p>
      <text:p text:style-name="P18">Verifique que las ayudas audiovisuales utilizadas brinden una adecuada visibilidad. Sin embargo, recuerde que todos están viendo las ayudas: no es necesario que las lea de nuevo. Recuerde también que incluso la tecnología más sofisticada puede fallar. Antes de su exposición revise que todo funcione pero, de todos modos, prepárese para seguir como si nada si el sistema colapsa.</text:p>
      <text:p text:style-name="P18">NO PIERDA SU PÚBLICO: Mientras expone, mantenga despierta y fresca la atención de su audiencia haciendo los puentes y las transiciones que sean convenientes para enlazar las diferentes partes del discurso. Dado que las personas olvidan fácil y rápidamente, conviene hacer énfasis en los puntos cruciales de la argumentación y resumir oportunamente las etapas cubiertas para mantener viva la memoria y el interés de los asistentes. Además: aprenda a escuchar. Si no lo hace, difícilmente podrá resolver de manera satisfactoria las dudas, inquietudes o críticas que surjan entre la audiencia. En lo posible, tome nota de las críticas y de las observaciones que se le hagan y téngalas presentes tanto en sus respuestas como en sus posteriores incursiones en el debate.</text:p>
      <text:p text:style-name="P18"/>
      <text:list xml:id="list43456444" text:continue-numbering="true" text:style-name="Numbering_20_1">
        <text:list-header>
          <text:h text:style-name="P30" text:outline-level="1">Capitulo 5 - Solución Propuesta</text:h>
          <text:h text:style-name="P30" text:outline-level="1">Capitulo 6 - Prueba Experimental</text:h>
          <text:h text:style-name="P30" text:outline-level="1">Capitulo 7 - Conclusiones</text:h>
          <text:h text:style-name="P30" text:outline-level="1">Bibliografía</text:h>
        </text:list-header>
      </text:list>
      <text:section text:style-name="Sect1" text:name="ZOTERO_BIBL {&quot;custom&quot;:[]} CSL_BIBLIOGRAPHY RNDA2OmfVQ6UB">
        <text:p text:style-name="Bibliography_20_1">[1]<text:tab/>«Coffee, P. (2003). Business Intelligence quotient. eWEEK, August, p. 45-46.»</text:p>
        <text:p text:style-name="Bibliography_20_1">[2]<text:tab/>«Vallejos, S. J. (2006) Minería de Datos. Universidad Nacional del Nordeste, Argentina.»</text:p>
        <text:p text:style-name="Bibliography_20_1">[3]<text:tab/>«Ralph Kimball, 1992. “The Data Warehouse Toolkit”, Wiley Computer Publishing».</text:p>
        <text:p text:style-name="Bibliography_20_1">[4]<text:tab/>«Ralph Kimball, Joe Caserta, 2004. “The Data Warehouse ETL Toolkit”, Wiley Publishing,Inc.»</text:p>
        <text:p text:style-name="Bibliography_20_1">[5]<text:tab/>«¿Qué es OLAP?» [Online]. Available: http://www.businessintelligence.info/definiciones/que-es-olap.html. [Accessed: 20-mar-2013].</text:p>
        <text:p text:style-name="Bibliography_20_1">[6]<text:tab/>«Ballvé, Alberto M.. “Tablero de control, organizando información para crear valor”. Buenos Aires: Macchi, 2000».</text:p>
        <text:p text:style-name="Bibliography_20_1">[7]<text:tab/>«Comisión de Estudios de Auditoria, Consejo Profesional de Ciencias Económicas de la Capital Federal, Tierra del Fuego, Antártida e Islas del Atlántico Sur. Informe N<text:span text:style-name="T2">o</text:span> 19. “Auditoria de Informes de Gestión”. Agosto 1992.»</text:p>
        <text:p text:style-name="Bibliography_20_1">[8]<text:tab/>«¿Qué es un Tablero de Control o Tablero de Comando? ~ Administracion de Empresas». [Online]. Available: http://admindeempresas.blogspot.com.ar/2007/12/que-es-un-tablero-de-control-o-tablero.html. [Accessed: 20-mar-2013].</text:p>
        <text:p text:style-name="Bibliography_20_1">[9]<text:tab/><text:span text:style-name="T3">Propuesta de un modelo de capacitación y desarrollo al <text:s/>personal docente. Universidad Nacional de Misiones.</text:span><text:span text:style-name="T1"> .</text:span></text:p>
        <text:p text:style-name="Bibliography_20_1"><text:span text:style-name="T1">[10]<text:tab/></text:span><text:span text:style-name="T3">HARMON, S. W. y JONES, M. G., 1999. The five levels of Web use in education: Factors to consider in planning an online course. Educational Technology, 36.</text:span><text:span text:style-name="T1"> .</text:span></text:p>
        <text:p text:style-name="P28">[11]<text:tab/>«Cabero (2006) Comunidades virtuales para el aprendizaje. Su utilización en la enseñanza. Disponible en http://www.uib.es/depart/gte/gte/edutec-e/revelec20/cabero20.htm.»</text:p>
        <text:p text:style-name="Bibliography_20_1"><text:span text:style-name="T1">[12]<text:tab/></text:span><text:span text:style-name="T3">ROSENBERG, Marc J. E-learning. (Estrategias para transmitir conocimiento en la era digital). Colombia, Editorial Mc Graw Hill, 2001.</text:span><text:span text:style-name="T1"> .</text:span></text:p>
        <text:p text:style-name="P28">[13]<text:tab/>BENITO Ángel, Alfonso, «Fundamentos de teoría general de información», Madrid: Pirámide: , 1982, pp. 107-136.</text:p>
        <text:p text:style-name="P28">[14]<text:tab/>Moreira, M.A., «Aprendizaje significativo.», 1999.</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style:contextual-spacing="false" fo:line-height="150%" fo:text-align="justify" style:justify-single-word="false" fo:text-indent="1cm" style:auto-text-indent="false" style:page-number="auto"/>
      <style:text-properties style:font-name="Times New Roman2"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style:display="false">
        <text:p text:style-name="MP1"><text:page-number text:select-page="current">12</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4.0.3.3$Windows_x86 LibreOffice_project/0eaa50a932c8f2199a615e1eb30f7ac74279539</meta:generator>
    <dc:date>2013-07-08T23:31:31.30</dc:date>
    <meta:editing-duration>P2DT14H24M56S</meta:editing-duration>
    <meta:editing-cycles>260</meta:editing-cycles>
    <meta:print-date>2012-11-14T11:22:22.21</meta:print-date>
    <meta:document-statistic meta:table-count="0" meta:image-count="0" meta:object-count="0" meta:page-count="21" meta:paragraph-count="117" meta:word-count="2539" meta:character-count="16435" meta:non-whitespace-character-count="13999"/>
    <meta:user-defined meta:name="Información 1"/>
    <meta:user-defined meta:name="Información 2"/>
    <meta:user-defined meta:name="Información 3"/>
    <meta:user-defined meta:name="Información 4"/>
    <meta:user-defined meta:name="ZOTERO_BREF_14JBPJyfSBir_1" meta:value-type="string">ZOTERO_ITEM CSL_CITATION {"citationID":"CisUrBWW","properties":{"formattedCitation":"{\\rtf (\\uc0\\u171{}Coffee, P. (2003). Business Intelligence quotient. eWEEK, August, p. 45-46.\\uc0\\u187{}, 2003)}","plainCitation":"(«Coffee, P. (2003). Business Inte</meta:user-defined>
    <meta:user-defined meta:name="ZOTERO_BREF_14JBPJyfSBir_2" meta:value-type="string">lligence quotient. eWEEK, August, p. 45-46.», 2003)"},"citationItems":[{"id":422,"uris":["http://zotero.org/users/1147257/items/BBRTWBSB"],"uri":["http://zotero.org/users/1147257/items/BBRTWBSB"],"itemData":{"id":422,"type":"article-magazine","title":"Cof</meta:user-defined>
    <meta:user-defined meta:name="ZOTERO_BREF_14JBPJyfSBir_3" meta:value-type="string">fee, P. (2003). Business Intelligence quotient. eWEEK, August, p. 45-46.","issued":{"date-parts":[["2003",8]]}}}],"schema":"https://github.com/citation-style-language/schema/raw/master/csl-citation.json"}</meta:user-defined>
    <meta:user-defined meta:name="ZOTERO_BREF_2Lp6KCRIa4z9_1" meta:value-type="string">ZOTERO_BIBL {"custom":[]} CSL_BIBLIOGRAPHY</meta:user-defined>
    <meta:user-defined meta:name="ZOTERO_BREF_2cgQVJg3cGf8_1" meta:value-type="string"/>
    <meta:user-defined meta:name="ZOTERO_BREF_2cgQVJg3cGf8_2" meta:value-type="string"/>
    <meta:user-defined meta:name="ZOTERO_BREF_2cgQVJg3cGf8_3" meta:value-type="string"/>
    <meta:user-defined meta:name="ZOTERO_BREF_4ezxt1TYnGqm_1" meta:value-type="string">ZOTERO_BIBL {"custom":[]} CSL_BIBLIOGRAPHY</meta:user-defined>
    <meta:user-defined meta:name="ZOTERO_BREF_O0dlVQ4RjM3g_1" meta:value-type="string">ZOTERO_BIBL {"custom":[]} CSL_BIBLIOGRAPHY</meta:user-defined>
    <meta:user-defined meta:name="ZOTERO_BREF_QKVr4uIIlquN_1" meta:value-type="string">ZOTERO_BIBL {"custom":[]} CSL_BIBLIOGRAPHY</meta:user-defined>
    <meta:user-defined meta:name="ZOTERO_BREF_oJnw81HXMrPs_1" meta:value-type="string">ZOTERO_BIBL {"custom":[]} CSL_BIBLIOGRAPHY</meta:user-defined>
    <meta:user-defined meta:name="ZOTERO_BREF_t5vvvRzXeoCV_1" meta:value-type="string"/>
    <meta:user-defined meta:name="ZOTERO_PREF_1" meta:value-type="string">&lt;data data-version="3" zotero-version="4.0.5"&gt;&lt;session id="eW7dUymo"/&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 name="automaticJournalAbbreviations" value="false"/&gt;&lt;/prefs&gt;&lt;/data&gt;</meta:user-defined>
  </office:meta>
</office:document-meta>
</file>